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4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23.76pt"/>
    </style:style>
    <style:style style:name="co4" style:family="table-column">
      <style:table-column-properties fo:break-before="auto" style:column-width="678.56pt"/>
    </style:style>
    <style:style style:name="co5" style:family="table-column">
      <style:table-column-properties fo:break-before="auto" style:column-width="77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80 Iterations" table:style-name="ta1">
        <table:table-column table:style-name="co1" table:default-cell-style-name="ce1"/>
        <table:table-row table:style-name="ro1" table:number-rows-repeated="2">
          <table:table-cell table:style-name="Default"/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3735.823854 <text:s text:c="13"/>R^2: <text:s text:c="2"/>0.99655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3734.536375 <text:s text:c="13"/>R^2: <text:s text:c="2"/>0.996582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483.386377 <text:s text:c="13"/>R^2: <text:s text:c="2"/>0.99862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495.815221 <text:s text:c="13"/>R^2: <text:s text:c="2"/>0.998610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407.407787 <text:s text:c="13"/>R^2: <text:s text:c="2"/>0.99871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418.612417 <text:s text:c="13"/>R^2: <text:s text:c="2"/>0.998710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286.865193 <text:s text:c="13"/>R^2: <text:s text:c="2"/>0.998850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292.142340 <text:s text:c="13"/>R^2: <text:s text:c="2"/>0.99885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265.481639 <text:s text:c="13"/>R^2: <text:s text:c="2"/>0.99887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276.796009 <text:s text:c="13"/>R^2: <text:s text:c="2"/>0.99887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198.806061 <text:s text:c="13"/>R^2: <text:s text:c="2"/>0.998945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216.780669 <text:s text:c="13"/>R^2: <text:s text:c="2"/>0.99893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151.001990 <text:s text:c="13"/>R^2: <text:s text:c="2"/>0.999000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167.714213 <text:s text:c="13"/>R^2: <text:s text:c="2"/>0.99899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126.424112 <text:s text:c="13"/>R^2: <text:s text:c="2"/>0.999026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149.823622 <text:s text:c="13"/>R^2: <text:s text:c="2"/>0.999008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103.299864 <text:s text:c="13"/>R^2: <text:s text:c="2"/>0.999046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126.390341 <text:s text:c="13"/>R^2: <text:s text:c="2"/>0.99902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088.434004 <text:s text:c="13"/>R^2: <text:s text:c="2"/>0.99905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109.461274 <text:s text:c="13"/>R^2: <text:s text:c="2"/>0.999040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062.423590 <text:s text:c="13"/>R^2: <text:s text:c="2"/>0.99907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90.876984 <text:s text:c="13"/>R^2: <text:s text:c="2"/>0.99905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041.488857 <text:s text:c="13"/>R^2: <text:s text:c="2"/>0.999103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73.520190 <text:s text:c="13"/>R^2: <text:s text:c="2"/>0.99908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028.026188 <text:s text:c="13"/>R^2: <text:s text:c="2"/>0.999110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60.765795 <text:s text:c="13"/>R^2: <text:s text:c="2"/>0.999088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015.285434 <text:s text:c="13"/>R^2: <text:s text:c="2"/>0.999120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48.843105 <text:s text:c="13"/>R^2: <text:s text:c="2"/>0.999097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009.440889 <text:s text:c="13"/>R^2: <text:s text:c="2"/>0.99912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45.939870 <text:s text:c="13"/>R^2: <text:s text:c="2"/>0.999105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98.806193 <text:s text:c="13"/>R^2: <text:s text:c="2"/>0.99913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38.967385 <text:s text:c="13"/>R^2: <text:s text:c="2"/>0.99911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89.706368 <text:s text:c="13"/>R^2: <text:s text:c="2"/>0.999144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24.865249 <text:s text:c="13"/>R^2: <text:s text:c="2"/>0.999117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88.748530 <text:s text:c="13"/>R^2: <text:s text:c="2"/>0.99914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26.304418 <text:s text:c="13"/>R^2: <text:s text:c="2"/>0.99911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77.613155 <text:s text:c="13"/>R^2: <text:s text:c="2"/>0.999153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16.781817 <text:s text:c="13"/>R^2: <text:s text:c="2"/>0.999125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67.865446 <text:s text:c="13"/>R^2: <text:s text:c="2"/>0.99916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09.476662 <text:s text:c="13"/>R^2: <text:s text:c="2"/>0.99913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60.440868 <text:s text:c="13"/>R^2: <text:s text:c="2"/>0.99916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04.734335 <text:s text:c="13"/>R^2: <text:s text:c="2"/>0.999140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52.152058 <text:s text:c="13"/>R^2: <text:s text:c="2"/>0.99917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96.879125 <text:s text:c="13"/>R^2: <text:s text:c="2"/>0.99914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53.701202 <text:s text:c="13"/>R^2: <text:s text:c="2"/>0.999181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002.381183 <text:s text:c="13"/>R^2: <text:s text:c="2"/>0.99914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44.229017 <text:s text:c="13"/>R^2: <text:s text:c="2"/>0.99918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96.468098 <text:s text:c="13"/>R^2: <text:s text:c="2"/>0.999149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49.358046 <text:s text:c="13"/>R^2: <text:s text:c="2"/>0.999185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92.244248 <text:s text:c="13"/>R^2: <text:s text:c="2"/>0.99915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33.593096 <text:s text:c="13"/>R^2: <text:s text:c="2"/>0.999191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76.239279 <text:s text:c="13"/>R^2: <text:s text:c="2"/>0.999159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26.358178 <text:s text:c="13"/>R^2: <text:s text:c="2"/>0.999200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70.721905 <text:s text:c="13"/>R^2: <text:s text:c="2"/>0.99916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26.322058 <text:s text:c="13"/>R^2: <text:s text:c="2"/>0.999200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77.327678 <text:s text:c="13"/>R^2: <text:s text:c="2"/>0.99916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23.142095 <text:s text:c="13"/>R^2: <text:s text:c="2"/>0.999204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75.936332 <text:s text:c="13"/>R^2: <text:s text:c="2"/>0.99916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37.755423 <text:s text:c="13"/>R^2: <text:s text:c="2"/>0.999190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91.473956 <text:s text:c="13"/>R^2: <text:s text:c="2"/>0.999149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20.289481 <text:s text:c="13"/>R^2: <text:s text:c="2"/>0.999203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73.941670 <text:s text:c="13"/>R^2: <text:s text:c="2"/>0.999162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23.413513 <text:s text:c="13"/>R^2: <text:s text:c="2"/>0.99920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84.389924 <text:s text:c="13"/>R^2: <text:s text:c="2"/>0.999160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916.568098 <text:s text:c="13"/>R^2: <text:s text:c="2"/>0.999210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79.989945 <text:s text:c="13"/>R^2: <text:s text:c="2"/>0.99916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96.185220 <text:s text:c="13"/>R^2: <text:s text:c="2"/>0.99922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9.618455 <text:s text:c="13"/>R^2: <text:s text:c="2"/>0.999178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98.904793 <text:s text:c="13"/>R^2: <text:s text:c="2"/>0.99922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6.608299 <text:s text:c="13"/>R^2: <text:s text:c="2"/>0.999179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98.509652 <text:s text:c="13"/>R^2: <text:s text:c="2"/>0.999226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9.116369 <text:s text:c="13"/>R^2: <text:s text:c="2"/>0.999177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9.201442 <text:s text:c="13"/>R^2: <text:s text:c="2"/>0.99923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7.430479 <text:s text:c="13"/>R^2: <text:s text:c="2"/>0.999178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4.220899 <text:s text:c="13"/>R^2: <text:s text:c="2"/>0.999234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60.456951 <text:s text:c="13"/>R^2: <text:s text:c="2"/>0.999176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9.670148 <text:s text:c="13"/>R^2: <text:s text:c="2"/>0.99923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61.696184 <text:s text:c="13"/>R^2: <text:s text:c="2"/>0.999178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8.356989 <text:s text:c="13"/>R^2: <text:s text:c="2"/>0.99922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5.068571 <text:s text:c="13"/>R^2: <text:s text:c="2"/>0.99918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90.389852 <text:s text:c="13"/>R^2: <text:s text:c="2"/>0.99922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8.895989 <text:s text:c="13"/>R^2: <text:s text:c="2"/>0.999177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5.281931 <text:s text:c="13"/>R^2: <text:s text:c="2"/>0.999234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44.746867 <text:s text:c="13"/>R^2: <text:s text:c="2"/>0.99918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79.254023 <text:s text:c="13"/>R^2: <text:s text:c="2"/>0.99923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43.228783 <text:s text:c="13"/>R^2: <text:s text:c="2"/>0.999187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75.244269 <text:s text:c="13"/>R^2: <text:s text:c="2"/>0.999241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43.399747 <text:s text:c="13"/>R^2: <text:s text:c="2"/>0.999189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93.598875 <text:s text:c="13"/>R^2: <text:s text:c="2"/>0.99922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60.357763 <text:s text:c="13"/>R^2: <text:s text:c="2"/>0.999177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6.656177 <text:s text:c="13"/>R^2: <text:s text:c="2"/>0.99923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49.222624 <text:s text:c="13"/>R^2: <text:s text:c="2"/>0.999188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93.390824 <text:s text:c="13"/>R^2: <text:s text:c="2"/>0.999231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60.562630 <text:s text:c="13"/>R^2: <text:s text:c="2"/>0.999178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90.851939 <text:s text:c="13"/>R^2: <text:s text:c="2"/>0.99923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9.675257 <text:s text:c="13"/>R^2: <text:s text:c="2"/>0.999177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90.808827 <text:s text:c="13"/>R^2: <text:s text:c="2"/>0.999231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9.237826 <text:s text:c="13"/>R^2: <text:s text:c="2"/>0.999176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6.887096 <text:s text:c="13"/>R^2: <text:s text:c="2"/>0.99923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64.058173 <text:s text:c="13"/>R^2: <text:s text:c="2"/>0.99917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8.195653 <text:s text:c="13"/>R^2: <text:s text:c="2"/>0.99922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68.014420 <text:s text:c="13"/>R^2: <text:s text:c="2"/>0.99916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66.784483 <text:s text:c="13"/>R^2: <text:s text:c="2"/>0.999246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2.146476 <text:s text:c="13"/>R^2: <text:s text:c="2"/>0.99918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70.273358 <text:s text:c="13"/>R^2: <text:s text:c="2"/>0.999246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1.845421 <text:s text:c="13"/>R^2: <text:s text:c="2"/>0.999186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64.075977 <text:s text:c="13"/>R^2: <text:s text:c="2"/>0.99925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6.093359 <text:s text:c="13"/>R^2: <text:s text:c="2"/>0.99919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77.167608 <text:s text:c="13"/>R^2: <text:s text:c="2"/>0.99924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49.063929 <text:s text:c="13"/>R^2: <text:s text:c="2"/>0.99918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9.267734 <text:s text:c="13"/>R^2: <text:s text:c="2"/>0.999233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62.746672 <text:s text:c="13"/>R^2: <text:s text:c="2"/>0.99917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69.463522 <text:s text:c="13"/>R^2: <text:s text:c="2"/>0.99924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0.284255 <text:s text:c="13"/>R^2: <text:s text:c="2"/>0.999185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64.081762 <text:s text:c="13"/>R^2: <text:s text:c="2"/>0.99925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50.630414 <text:s text:c="13"/>R^2: <text:s text:c="2"/>0.99918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79.782289 <text:s text:c="13"/>R^2: <text:s text:c="2"/>0.999243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63.715773 <text:s text:c="13"/>R^2: <text:s text:c="2"/>0.99917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0.698799 <text:s text:c="13"/>R^2: <text:s text:c="2"/>0.99923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60.703480 <text:s text:c="13"/>R^2: <text:s text:c="2"/>0.999170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78.794626 <text:s text:c="13"/>R^2: <text:s text:c="2"/>0.99923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60.463250 <text:s text:c="13"/>R^2: <text:s text:c="2"/>0.999170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86.454578 <text:s text:c="13"/>R^2: <text:s text:c="2"/>0.99923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71.810461 <text:s text:c="13"/>R^2: <text:s text:c="2"/>0.99916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48.335573 <text:s text:c="13"/>R^2: <text:s text:c="2"/>0.99926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7.655919 <text:s text:c="13"/>R^2: <text:s text:c="2"/>0.999200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44.560313 <text:s text:c="13"/>R^2: <text:s text:c="2"/>0.999273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3.121048 <text:s text:c="13"/>R^2: <text:s text:c="2"/>0.999206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37.078006 <text:s text:c="13"/>R^2: <text:s text:c="2"/>0.99927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28.844942 <text:s text:c="13"/>R^2: <text:s text:c="2"/>0.999208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40.374415 <text:s text:c="13"/>R^2: <text:s text:c="2"/>0.999275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3.393834 <text:s text:c="13"/>R^2: <text:s text:c="2"/>0.99920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37.761220 <text:s text:c="13"/>R^2: <text:s text:c="2"/>0.99927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1.408118 <text:s text:c="13"/>R^2: <text:s text:c="2"/>0.99920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37.920323 <text:s text:c="13"/>R^2: <text:s text:c="2"/>0.999276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2.798708 <text:s text:c="13"/>R^2: <text:s text:c="2"/>0.99920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29.873052 <text:s text:c="13"/>R^2: <text:s text:c="2"/>0.999284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23.006809 <text:s text:c="13"/>R^2: <text:s text:c="2"/>0.999210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37.093191 <text:s text:c="13"/>R^2: <text:s text:c="2"/>0.999280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6.548253 <text:s text:c="13"/>R^2: <text:s text:c="2"/>0.999202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41.006969 <text:s text:c="13"/>R^2: <text:s text:c="2"/>0.99927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9.669097 <text:s text:c="13"/>R^2: <text:s text:c="2"/>0.999202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41.130995 <text:s text:c="13"/>R^2: <text:s text:c="2"/>0.99927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9.507662 <text:s text:c="13"/>R^2: <text:s text:c="2"/>0.999205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41.902756 <text:s text:c="13"/>R^2: <text:s text:c="2"/>0.99927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7.329062 <text:s text:c="13"/>R^2: <text:s text:c="2"/>0.99920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38.696828 <text:s text:c="13"/>R^2: <text:s text:c="2"/>0.999276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6.314289 <text:s text:c="13"/>R^2: <text:s text:c="2"/>0.99920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38.628377 <text:s text:c="13"/>R^2: <text:s text:c="2"/>0.99927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40.330616 <text:s text:c="13"/>R^2: <text:s text:c="2"/>0.99920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35.688131 <text:s text:c="13"/>R^2: <text:s text:c="2"/>0.99927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40.065141 <text:s text:c="13"/>R^2: <text:s text:c="2"/>0.999199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39.142992 <text:s text:c="13"/>R^2: <text:s text:c="2"/>0.999279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38.748753 <text:s text:c="13"/>R^2: <text:s text:c="2"/>0.999199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47.029427 <text:s text:c="13"/>R^2: <text:s text:c="2"/>0.999273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43.431445 <text:s text:c="13"/>R^2: <text:s text:c="2"/>0.99919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853.915200 <text:s text:c="13"/>R^2: <text:s text:c="2"/>0.99926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947.936778 <text:s text:c="13"/>R^2: <text:s text:c="2"/>0.999191</text:p>
          </table:table-cell>
        </table:table-row>
      </table:table>
      <table:table table:name="1 iteration" table:style-name="ta1">
        <table:table-column table:style-name="co3" table:default-cell-style-name="ce1"/>
        <table:table-row table:style-name="ro2">
          <table:table-cell office:value-type="string" calcext:value-type="string">
            <text:p>Slacking: ALL: Model Report: <text:s text:c="3"/>train <text:s text:c="3"/>n: <text:s text:c="4"/>80000 <text:s text:c="11"/>MAE Score: <text:s text:c="4"/>396.593277 <text:s text:c="14"/>R^2: <text:s text:c="2"/>0.999964</text:p>
          </table:table-cell>
        </table:table-row>
        <table:table-row table:style-name="ro2">
          <table:table-cell office:value-type="string" calcext:value-type="string">
            <text:p>Slacking: ALL: Model Report: <text:s text:c="3"/>test <text:s text:c="4"/>n: <text:s text:c="4"/>20000 <text:s text:c="11"/>MAE Score: <text:s text:c="4"/>1411.828134 <text:s text:c="13"/>R^2: <text:s text:c="2"/>0.999383</text:p>
          </table:table-cell>
        </table:table-row>
        <table:table-row table:style-name="ro1">
          <table:table-cell office:value-type="string" calcext:value-type="string">
            <text:p>Slacking: ALL: <text:s/>Time to train: <text:s/>9.762786 minutes</text:p>
          </table:table-cell>
        </table:table-row>
      </table:table>
      <table:table table:name="5 iterations" table:style-name="ta1">
        <table:table-column table:style-name="co4" table:default-cell-style-name="ce1"/>
        <table:table-row table:style-name="ro1">
          <table:table-cell office:value-type="string" calcext:value-type="string">
            <text:p>Iteration 0</text:p>
          </table:table-cell>
        </table:table-row>
        <table:table-row table:style-name="ro2">
          <table:table-cell office:value-type="string" calcext:value-type="string">
            <text:p>Slacking: ALL: Model Report: <text:s text:c="3"/>train <text:s text:c="3"/>n: <text:s text:c="4"/>80000 <text:s text:c="11"/>MAE Score: <text:s text:c="4"/>1813.394478 <text:s text:c="13"/>R^2: <text:s text:c="2"/>0.998897</text:p>
          </table:table-cell>
        </table:table-row>
        <table:table-row table:style-name="ro2">
          <table:table-cell office:value-type="string" calcext:value-type="string">
            <text:p>Slacking: ALL: Model Report: <text:s text:c="3"/>test <text:s text:c="4"/>n: <text:s text:c="4"/>20000 <text:s text:c="11"/>MAE Score: <text:s text:c="4"/>2203.105661 <text:s text:c="13"/>R^2: <text:s text:c="2"/>0.998646</text:p>
          </table:table-cell>
        </table:table-row>
        <table:table-row table:style-name="ro1">
          <table:table-cell office:value-type="string" calcext:value-type="string">
            <text:p>Iteration 1</text:p>
          </table:table-cell>
        </table:table-row>
        <table:table-row table:style-name="ro2">
          <table:table-cell office:value-type="string" calcext:value-type="string">
            <text:p>Slacking: ALL: Model Report: <text:s text:c="3"/>train <text:s text:c="3"/>n: <text:s text:c="4"/>80000 <text:s text:c="11"/>MAE Score: <text:s text:c="4"/>1421.358756 <text:s text:c="13"/>R^2: <text:s text:c="2"/>0.999447</text:p>
          </table:table-cell>
        </table:table-row>
        <table:table-row table:style-name="ro2">
          <table:table-cell office:value-type="string" calcext:value-type="string">
            <text:p>Slacking: ALL: Model Report: <text:s text:c="3"/>test <text:s text:c="4"/>n: <text:s text:c="4"/>20000 <text:s text:c="11"/>MAE Score: <text:s text:c="4"/>1691.915433 <text:s text:c="13"/>R^2: <text:s text:c="2"/>0.999278</text:p>
          </table:table-cell>
        </table:table-row>
        <table:table-row table:style-name="ro1">
          <table:table-cell office:value-type="string" calcext:value-type="string">
            <text:p>Iteration 2</text:p>
          </table:table-cell>
        </table:table-row>
        <table:table-row table:style-name="ro2">
          <table:table-cell office:value-type="string" calcext:value-type="string">
            <text:p>Slacking: ALL: Model Report: <text:s text:c="3"/>train <text:s text:c="3"/>n: <text:s text:c="4"/>80000 <text:s text:c="11"/>MAE Score: <text:s text:c="4"/>1316.454429 <text:s text:c="13"/>R^2: <text:s text:c="2"/>0.999542</text:p>
          </table:table-cell>
        </table:table-row>
        <table:table-row table:style-name="ro2">
          <table:table-cell office:value-type="string" calcext:value-type="string">
            <text:p>Slacking: ALL: Model Report: <text:s text:c="3"/>test <text:s text:c="4"/>n: <text:s text:c="4"/>20000 <text:s text:c="11"/>MAE Score: <text:s text:c="4"/>1628.035265 <text:s text:c="13"/>R^2: <text:s text:c="2"/>0.999336</text:p>
          </table:table-cell>
        </table:table-row>
        <table:table-row table:style-name="ro1">
          <table:table-cell office:value-type="string" calcext:value-type="string">
            <text:p>Iteration 3</text:p>
          </table:table-cell>
        </table:table-row>
        <table:table-row table:style-name="ro2">
          <table:table-cell office:value-type="string" calcext:value-type="string">
            <text:p>Slacking: ALL: Model Report: <text:s text:c="3"/>train <text:s text:c="3"/>n: <text:s text:c="4"/>80000 <text:s text:c="11"/>MAE Score: <text:s text:c="4"/>1281.752767 <text:s text:c="13"/>R^2: <text:s text:c="2"/>0.999580</text:p>
          </table:table-cell>
        </table:table-row>
        <table:table-row table:style-name="ro2">
          <table:table-cell office:value-type="string" calcext:value-type="string">
            <text:p>Slacking: ALL: Model Report: <text:s text:c="3"/>test <text:s text:c="4"/>n: <text:s text:c="4"/>20000 <text:s text:c="11"/>MAE Score: <text:s text:c="4"/>1615.485583 <text:s text:c="13"/>R^2: <text:s text:c="2"/>0.999353</text:p>
          </table:table-cell>
        </table:table-row>
      </table:table>
      <table:table table:name="10 iterations" table:style-name="ta1">
        <table:table-column table:style-name="co5" table:default-cell-style-name="ce1"/>
        <table:table-row table:style-name="ro1">
          <table:table-cell office:value-type="string" calcext:value-type="string">
            <text:p>Iteration 0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2298.674281 <text:s text:c="13"/>R^2: <text:s text:c="2"/>0.998503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2549.608682 <text:s text:c="13"/>R^2: <text:s text:c="2"/>0.998301</text:p>
          </table:table-cell>
        </table:table-row>
        <table:table-row table:style-name="ro1">
          <table:table-cell office:value-type="string" calcext:value-type="string">
            <text:p>Iteration 1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688.546870 <text:s text:c="13"/>R^2: <text:s text:c="2"/>0.999291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855.743091 <text:s text:c="13"/>R^2: <text:s text:c="2"/>0.999173</text:p>
          </table:table-cell>
        </table:table-row>
        <table:table-row table:style-name="ro1">
          <table:table-cell office:value-type="string" calcext:value-type="string">
            <text:p>Iteration 2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600.629916 <text:s text:c="13"/>R^2: <text:s text:c="2"/>0.99937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780.809115 <text:s text:c="13"/>R^2: <text:s text:c="2"/>0.999248</text:p>
          </table:table-cell>
        </table:table-row>
        <table:table-row table:style-name="ro1">
          <table:table-cell office:value-type="string" calcext:value-type="string">
            <text:p>Iteration 3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574.800674 <text:s text:c="13"/>R^2: <text:s text:c="2"/>0.999406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768.914728 <text:s text:c="13"/>R^2: <text:s text:c="2"/>0.999263</text:p>
          </table:table-cell>
        </table:table-row>
        <table:table-row table:style-name="ro1">
          <table:table-cell office:value-type="string" calcext:value-type="string">
            <text:p>Iteration 4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556.805760 <text:s text:c="13"/>R^2: <text:s text:c="2"/>0.999422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757.923091 <text:s text:c="13"/>R^2: <text:s text:c="2"/>0.999272</text:p>
          </table:table-cell>
        </table:table-row>
        <table:table-row table:style-name="ro1">
          <table:table-cell office:value-type="string" calcext:value-type="string">
            <text:p>Iteration 5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532.644859 <text:s text:c="13"/>R^2: <text:s text:c="2"/>0.999443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740.928688 <text:s text:c="13"/>R^2: <text:s text:c="2"/>0.999285</text:p>
          </table:table-cell>
        </table:table-row>
        <table:table-row table:style-name="ro1">
          <table:table-cell office:value-type="string" calcext:value-type="string">
            <text:p>Iteration 6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504.669370 <text:s text:c="13"/>R^2: <text:s text:c="2"/>0.999468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726.907299 <text:s text:c="13"/>R^2: <text:s text:c="2"/>0.999299</text:p>
          </table:table-cell>
        </table:table-row>
        <table:table-row table:style-name="ro1">
          <table:table-cell office:value-type="string" calcext:value-type="string">
            <text:p>Iteration 7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483.351392 <text:s text:c="13"/>R^2: <text:s text:c="2"/>0.999485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710.934459 <text:s text:c="13"/>R^2: <text:s text:c="2"/>0.999318</text:p>
          </table:table-cell>
        </table:table-row>
        <table:table-row table:style-name="ro1">
          <table:table-cell office:value-type="string" calcext:value-type="string">
            <text:p>Iteration 8</text:p>
          </table:table-cell>
        </table:table-row>
        <table:table-row table:style-name="ro1">
          <table:table-cell office:value-type="string" calcext:value-type="string">
            <text:p>Slacking: ALL: Model Report: <text:s text:c="3"/>train <text:s text:c="3"/>n: <text:s text:c="4"/>80000 <text:s text:c="11"/>MAE Score: <text:s text:c="4"/>1471.393868 <text:s text:c="13"/>R^2: <text:s text:c="2"/>0.999497</text:p>
          </table:table-cell>
        </table:table-row>
        <table:table-row table:style-name="ro1">
          <table:table-cell office:value-type="string" calcext:value-type="string">
            <text:p>Slacking: ALL: Model Report: <text:s text:c="3"/>test <text:s text:c="4"/>n: <text:s text:c="4"/>20000 <text:s text:c="11"/>MAE Score: <text:s text:c="4"/>1706.813614 <text:s text:c="13"/>R^2: <text:s text:c="2"/>0.999319</text:p>
          </table:table-cell>
        </table:table-row>
      </table:table>
      <table:table table:name="Sheet5" table:style-name="ta1">
        <table:shapes>
          <draw:frame draw:z-index="0" draw:style-name="gr1" draw:text-style-name="P1" svg:width="453.51pt" svg:height="255.09pt" svg:x="130.85pt" svg:y="2.83pt">
            <loext:p draw:notify-on-update-of-ranges="Sheet5.A1:Sheet5.A1 Sheet5.A2:Sheet5.A5 Sheet5.B1:Sheet5.B1 Sheet5.B2:Sheet5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Mae-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47" calcext:value-type="float">
            <text:p>1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1:47:16.319171107</meta:creation-date>
    <dc:date>2017-04-09T12:59:35.180524175</dc:date>
    <meta:editing-duration>PT31M47S</meta:editing-duration>
    <meta:editing-cycles>1</meta:editing-cycles>
    <meta:document-statistic meta:table-count="5" meta:cell-count="210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4.201cm" style:legend-expansion="high" chart:style-name="ch2"/>
        <chart:plot-area chart:style-name="ch3" table:cell-range-address="Sheet5.A1:Sheet5.B5" chart:data-source-has-labels="both" svg:x="0.32cm" svg:y="0.18cm" svg:width="13.256cm" svg:height="8.64cm">
          <chartooo:coordinate-region svg:x="1.312cm" svg:y="0.379cm" svg:width="12.264cm" svg:height="7.794cm"/>
          <chart:axis chart:dimension="x" chart:name="primary-x" chart:style-name="ch4" chartooo:axis-type="auto">
            <chartooo:date-scale/>
            <chart:categories table:cell-range-address="Sheet5.A2:Sheet5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5" chart:label-cell-address="Sheet5.B1:Sheet5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e-test</text:p>
                <draw:g>
                  <svg:desc>Sheet5.B1:Sheet5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5.A2:Sheet5.A5</svg:desc>
                </draw:g>
              </table:table-cell>
              <table:table-cell office:value-type="float" office:value="1411">
                <text:p>1411</text:p>
                <draw:g>
                  <svg:desc>Sheet5.B2:Sheet5.B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47">
                <text:p>1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